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dwaita Sans" fo:font-size="15pt" fo:font-weight="bold" officeooo:rsid="001f0c7a" officeooo:paragraph-rsid="001f0c7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style:font-name="Adwaita Sans" fo:font-size="11pt" fo:font-weight="bold" officeooo:rsid="001f0c7a" officeooo:paragraph-rsid="001f0c7a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Adwaita Sans" fo:font-size="11pt" fo:font-weight="normal" officeooo:rsid="002065d0" officeooo:paragraph-rsid="002065d0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dwaita Sans" fo:font-size="11pt" fo:font-weight="bold" officeooo:rsid="002360c1" officeooo:paragraph-rsid="002360c1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Adwaita Sans" fo:font-size="11pt" fo:font-weight="normal" officeooo:rsid="002360c1" officeooo:paragraph-rsid="002360c1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Adwaita Sans" fo:font-size="11pt" fo:font-weight="normal" officeooo:rsid="0024100c" officeooo:paragraph-rsid="0024100c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Adwaita Sans" fo:font-size="11pt" fo:font-weight="normal" officeooo:rsid="00251cf0" officeooo:paragraph-rsid="00251cf0" style:font-size-asian="9.60000038146973pt" style:font-weight-asian="normal" style:font-size-complex="11pt" style:font-weight-complex="normal"/>
    </style:style>
    <style:style style:name="T1" style:family="text">
      <style:text-properties officeooo:rsid="00251cf0"/>
    </style:style>
    <style:style style:name="T2" style:family="text">
      <style:text-properties officeooo:rsid="002360c1"/>
    </style:style>
    <style:style style:name="T3" style:family="text">
      <style:text-properties officeooo:rsid="00216679"/>
    </style:style>
    <style:style style:name="T4" style:family="text">
      <style:text-properties officeooo:rsid="002317c4"/>
    </style:style>
    <style:style style:name="T5" style:family="text">
      <style:text-properties officeooo:rsid="0024100c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Tematica <text:span text:style-name="T1">(vedi anche sommario risposte intervista)</text:span></text:p>
      <text:p text:style-name="P1"/>
      <text:p text:style-name="P2">Codifica dei dati</text:p>
      <text:p text:style-name="P2"/>
      <text:p text:style-name="P3">Dalle informazioni raccolte tramite le interviste e il form abbiamo ricavato I seguenti codici:<text:line-break/>- costi elevati <text:span text:style-name="T2">(Milano)</text:span></text:p>
      <text:p text:style-name="P3">- socializzazione</text:p>
      <text:p text:style-name="P3">- differenze di stili di vita</text:p>
      <text:p text:style-name="P3">- autonomia e consapevolezza</text:p>
      <text:p text:style-name="P3">- <text:span text:style-name="T3">mancanza di intimità e spazi</text:span></text:p>
      <text:p text:style-name="P3">- <text:span text:style-name="T3">limiti derivati dalla convivenza</text:span></text:p>
      <text:p text:style-name="P3">- <text:span text:style-name="T4">problematiche di comunicazione</text:span></text:p>
      <text:p text:style-name="P3"/>
      <text:p text:style-name="P3">-<text:span text:style-name="T4">ricerca confusionaria </text:span><text:span text:style-name="T2">e poco chiara</text:span></text:p>
      <text:p text:style-name="P3">-<text:span text:style-name="T4">mancanza di accoglienza ( mancano informazioni utili ad ambientarsi e sfruttare al meglio servizi cittadini)</text:span></text:p>
      <text:p text:style-name="P3"/>
      <text:p text:style-name="P3"/>
      <text:p text:style-name="P4">Individuazione Temi</text:p>
      <text:p text:style-name="P5"/>
      <text:p text:style-name="P5">Davanti a questa codifica si possono individuare 2 macrotemi: </text:p>
      <text:p text:style-name="P5">1) La vita da fuorisede è piena di compromessi e mancanze</text:p>
      <text:p text:style-name="P5">2) La ricerca dell’immobile <text:span text:style-name="T5">è complessa e poco efficiente</text:span></text:p>
      <text:p text:style-name="P5"/>
      <text:p text:style-name="P5"/>
      <text:p text:style-name="P6">Gli aspetti legati alla prima tematica derivano pricipalmente dalla difficoltà di convivere, nel caso in cui non si è soli <text:span text:style-name="T1">come descritto da Jessica e Nicolò</text:span>, e dalla solitudine nell’altro caso <text:span text:style-name="T1">come indicato da Nicole(?)</text:span>. <text:span text:style-name="T1">In particolare sono ricorrenti delle regole di convivenza utili a migliorare la convivenza. </text:span></text:p>
      <text:p text:style-name="P6"/>
      <text:p text:style-name="P7">Per la seconda tematica invece, gli intervistati hanno presentato alcune piattaforme utili e non efficienti: sorge la necessità di <text:span text:style-name="T6">centralizzare</text:span> ed <text:span text:style-name="T6">ottimizzare</text:span> le opzioni che sono già disponibili, implementando dei migliorament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5:54:01.048906778</meta:creation-date>
    <dc:date>2025-10-09T17:49:24.533049360</dc:date>
    <meta:editing-duration>PT43M15S</meta:editing-duration>
    <meta:editing-cycles>1</meta:editing-cycles>
    <meta:document-statistic meta:table-count="0" meta:image-count="0" meta:object-count="0" meta:page-count="1" meta:paragraph-count="17" meta:word-count="185" meta:character-count="1247" meta:non-whitespace-character-count="1077"/>
    <meta:generator>LibreOffice/25.2.6.2$Linux_X86_64 LibreOffice_project/520$Build-2</meta:generator>
  </office:meta>
</office:document-meta>
</file>